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404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draw:fill="none" fo:min-height="0.391cm"/>
    </style:style>
    <style:style style:name="gr21" style:family="graphic" style:parent-style-name="standard">
      <style:graphic-properties draw:stroke="none" draw:fill="none" fo:min-height="0.3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5" style:family="graphic" style:parent-style-name="standard">
      <style:graphic-properties draw:stroke="none" draw:fill="none" fo:min-height="0.391cm"/>
    </style:style>
    <style:style style:name="gr26" style:family="graphic" style:parent-style-name="standard">
      <style:graphic-properties draw:stroke="none" draw:fill="none" fo:min-height="0.391cm"/>
    </style:style>
    <style:style style:name="gr27" style:family="graphic" style:parent-style-name="standard">
      <style:graphic-properties draw:stroke="none" draw:fill="none" fo:min-height="0.391cm"/>
    </style:style>
    <style:style style:name="gr28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0.396cm"/>
    </style:style>
    <style:style style:name="gr30" style:family="graphic" style:parent-style-name="standard">
      <style:graphic-properties draw:stroke="none" draw:fill="none" fo:min-height="0.396cm"/>
    </style:style>
    <style:style style:name="gr31" style:family="graphic" style:parent-style-name="standard">
      <style:graphic-properties draw:stroke="none" draw:fill="none" fo:min-height="0.396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standard">
      <style:graphic-properties draw:stroke="none" draw:fill="none" fo:min-height="0.476cm"/>
    </style:style>
    <style:style style:name="gr34" style:family="graphic" style:parent-style-name="standard">
      <style:graphic-properties draw:stroke="none" draw:fill="none" fo:min-height="0.298cm"/>
    </style:style>
    <style:style style:name="gr35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36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0.475cm"/>
    </style:style>
    <style:style style:name="gr3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none" fo:min-height="1.561cm"/>
    </style:style>
    <style:style style:name="gr41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none" fo:min-height="2.573cm"/>
    </style:style>
    <style:style style:name="gr43" style:family="graphic" style:parent-style-name="standard">
      <style:graphic-properties draw:stroke="none" draw:fill="none" fo:min-height="3cm"/>
    </style:style>
    <style:style style:name="gr44" style:family="graphic" style:parent-style-name="standard">
      <style:graphic-properties draw:stroke="none" draw:fill="none" fo:min-height="2.941cm"/>
    </style:style>
    <style:style style:name="gr45" style:family="graphic" style:parent-style-name="standard">
      <style:graphic-properties draw:stroke="none" draw:fill="none" fo:min-height="2.419cm"/>
    </style:style>
    <style:style style:name="gr46" style:family="graphic" style:parent-style-name="standard">
      <style:graphic-properties draw:stroke="none" draw:fill="none" fo:min-height="0.627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50" style:family="graphic" style:parent-style-name="standard">
      <style:graphic-properties draw:stroke="none" draw:fill="none" fo:min-height="0.3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52" style:family="graphic" style:parent-style-name="standard">
      <style:graphic-properties draw:stroke="none" draw:fill="none" fo:min-height="2.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margin-left="0cm" fo:margin-right="0cm" fo:margin-top="0.264cm" fo:margin-bottom="0cm" fo:line-height="100%" fo:text-align="center" fo:text-indent="0cm"/>
    </style:style>
    <style:style style:name="P15" style:family="paragraph">
      <style:paragraph-properties fo:margin-left="0cm" fo:margin-right="0cm" fo:margin-top="0.105cm" fo:margin-bottom="0cm" fo:text-align="center" fo:text-indent="0cm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language="en" fo:country="US"/>
    </style:style>
    <style:style style:name="T2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00" fo:font-size="10pt" fo:language="en" fo:country="US" style:font-size-asian="10pt" style:font-size-complex="10pt"/>
    </style:style>
    <style:style style:name="T7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8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9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0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1" style:family="text">
      <style:text-properties fo:color="#000000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3.395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6.529cm">
            <text:p/>
          </draw:line>
        </draw:g>
        <draw:custom-shape draw:style-name="gr3" draw:text-style-name="P1" xml:id="id24" draw:id="id24" draw:layer="layout" svg:width="8.784cm" svg:height="0.952cm" svg:x="6.524cm" svg:y="2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1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719cm" svg:height="0.684cm" svg:x="8.893cm" svg:y="9.787cm">
          <text:list text:style-name="L1">
            <text:list-header>
              <text:p text:style-name="P8"><text:span text:style-name="T1">or by modifiying a CSV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58cm" svg:y="10.756cm">
          <text:list text:style-name="L1">
            <text:list-header>
              <text:p text:style-name="P8"><text:span text:style-name="T1">facilitate metadata compilation matching </text:span><text:span text:style-name="T3">OPM or</text:span><text:span text:style-name="T1"> </text:span><text:span text:style-name="T3">OPMS</text:span><text:span text:style-name="T1"> </text:span><text:span text:style-name="T1"><text:line-break/></text:span><text:span text:style-name="T1">via <text:s/></text:span><text:span text:style-name="T2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1.823cm" svg:height="3.107cm" svg:x="10.208cm" svg:y="4.678cm">
          <draw:text-box>
            <text:p text:style-name="P1"><text:span text:style-name="T4">merge </text:span><text:span text:style-name="T4"><text:line-break/></text:span><text:span text:style-name="T4">via</text:span><text:span text:style-name="T4"><text:line-break/></text:span><text:span text:style-name="T4"/></text:p>
            <text:p text:style-name="P1"><text:span text:style-name="T5">opms()</text:span><text:span text:style-name="T5"><text:line-break/></text:span><text:span text:style-name="T5">c()</text:span><text:span text:style-name="T5"><text:line-break/></text:span><text:span text:style-name="T5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1cm" svg:x="7.099cm" svg:y="4.659cm">
          <draw:text-box>
            <text:p text:style-name="P11"><text:span text:style-name="T6">raw kinetic data</text:span></text:p>
          </draw:text-box>
        </draw:frame>
        <draw:frame draw:style-name="gr20" draw:text-style-name="P11" draw:layer="layout" svg:width="3.103cm" svg:height="1.029cm" svg:x="7.099cm" svg:y="5.4cm">
          <draw:text-box>
            <text:p text:style-name="P11"><text:span text:style-name="T6">raw kinetic and aggregated data</text:span></text:p>
          </draw:text-box>
        </draw:frame>
        <draw:frame draw:style-name="gr21" draw:text-style-name="P11" draw:layer="layout" svg:width="3.103cm" svg:height="1.418cm" svg:x="7.099cm" svg:y="6.271cm">
          <draw:text-box>
            <text:p text:style-name="P11"><text:span text:style-name="T6">raw kinetic, <text:s/>aggregated and discretized data</text:span></text:p>
          </draw:text-box>
        </draw:frame>
        <draw:frame draw:style-name="gr22" draw:text-style-name="P13" xml:id="id6" draw:id="id6" draw:layer="layout" svg:width="1.467cm" svg:height="0.725cm" svg:x="5.675cm" svg:y="4.715cm">
          <draw:text-box>
            <text:p text:style-name="P12"><text:span text:style-name="T4">OPM</text:span></text:p>
          </draw:text-box>
        </draw:frame>
        <draw:frame draw:style-name="gr22" draw:text-style-name="P13" xml:id="id7" draw:id="id7" draw:layer="layout" svg:width="1.751cm" svg:height="0.725cm" svg:x="5.675cm" svg:y="5.567cm">
          <draw:text-box>
            <text:p text:style-name="P12"><text:span text:style-name="T4">OPMA</text:span></text:p>
          </draw:text-box>
        </draw:frame>
        <draw:frame draw:style-name="gr22" draw:text-style-name="P13" xml:id="id8" draw:id="id8" draw:layer="layout" svg:width="1.772cm" svg:height="0.725cm" svg:x="5.675cm" svg:y="6.733cm">
          <draw:text-box>
            <text:p text:style-name="P12"><text:span text:style-name="T4">OPMD</text:span></text:p>
          </draw:text-box>
        </draw:frame>
        <draw:connector draw:style-name="gr23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3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4" draw:text-style-name="P13" draw:layer="layout" svg:width="1.787cm" svg:height="0.725cm" svg:x="12.031cm" svg:y="4.7cm">
          <draw:text-box>
            <text:p text:style-name="P12"><text:span text:style-name="T4">OPMS</text:span></text:p>
          </draw:text-box>
        </draw:frame>
        <draw:frame draw:style-name="gr24" draw:text-style-name="P13" draw:layer="layout" svg:width="1.787cm" svg:height="0.725cm" svg:x="12.031cm" svg:y="5.552cm">
          <draw:text-box>
            <text:p text:style-name="P12"><text:span text:style-name="T4">OPMS</text:span></text:p>
          </draw:text-box>
        </draw:frame>
        <draw:frame draw:style-name="gr24" draw:text-style-name="P13" draw:layer="layout" svg:width="1.787cm" svg:height="0.725cm" svg:x="12.031cm" svg:y="6.718cm">
          <draw:text-box>
            <text:p text:style-name="P12"><text:span text:style-name="T4">OPMS</text:span></text:p>
          </draw:text-box>
        </draw:frame>
        <draw:frame draw:style-name="gr25" draw:text-style-name="P11" draw:layer="layout" svg:width="3.098cm" svg:height="0.641cm" svg:x="13.514cm" svg:y="4.6cm">
          <draw:text-box>
            <text:p text:style-name="P11"><text:span text:style-name="T6">raw kinetic data</text:span></text:p>
          </draw:text-box>
        </draw:frame>
        <draw:frame draw:style-name="gr26" draw:text-style-name="P11" xml:id="id9" draw:id="id9" draw:layer="layout" svg:width="3.062cm" svg:height="1.029cm" svg:x="13.514cm" svg:y="5.341cm">
          <draw:text-box>
            <text:p text:style-name="P11"><text:span text:style-name="T6">raw kinetic and aggregated data</text:span></text:p>
          </draw:text-box>
        </draw:frame>
        <draw:frame draw:style-name="gr27" draw:text-style-name="P11" xml:id="id10" draw:id="id10" draw:layer="layout" svg:width="3.072cm" svg:height="1.418cm" svg:x="13.508cm" svg:y="6.312cm">
          <draw:text-box>
            <text:p text:style-name="P11"><text:span text:style-name="T6">raw kinetic, aggregated and discretized data</text:span></text:p>
          </draw:text-box>
        </draw:frame>
        <draw:connector draw:style-name="gr23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3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8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4" draw:layer="layout" svg:width="2.7cm" svg:height="1.034cm" svg:x="2.432cm" svg:y="4.8cm">
            <draw:text-box>
              <text:p text:style-name="P14"><text:span text:style-name="T7">Aggregation via </text:span><text:span text:style-name="T8">do_aggr()</text:span></text:p>
            </draw:text-box>
          </draw:frame>
        </draw:g>
        <draw:g>
          <draw:custom-shape draw:style-name="gr28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2.844cm" svg:height="1.034cm" svg:x="2.388cm" svg:y="5.934cm">
            <draw:text-box>
              <text:p text:style-name="P14"><text:span text:style-name="T9">Discretization via</text:span><text:span text:style-name="T10"> do_disc()</text:span></text:p>
            </draw:text-box>
          </draw:frame>
        </draw:g>
        <draw:g>
          <draw:custom-shape draw:style-name="gr28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4" draw:layer="layout" svg:width="2.7cm" svg:height="1.034cm" svg:x="17.076cm" svg:y="4.8cm">
            <draw:text-box>
              <text:p text:style-name="P14"><text:span text:style-name="T7">Aggregation via </text:span><text:span text:style-name="T8">do_aggr()</text:span></text:p>
            </draw:text-box>
          </draw:frame>
        </draw:g>
        <draw:g>
          <draw:custom-shape draw:style-name="gr28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4" draw:layer="layout" svg:width="2.844cm" svg:height="1.034cm" svg:x="17.032cm" svg:y="5.934cm">
            <draw:text-box>
              <text:p text:style-name="P14"><text:span text:style-name="T9">Discretization via</text:span><text:span text:style-name="T10"> do_disc()</text:span></text:p>
            </draw:text-box>
          </draw:frame>
        </draw:g>
        <draw:frame draw:style-name="gr33" draw:text-style-name="P12" draw:layer="layout" svg:width="4.277cm" svg:height="0.726cm" svg:x="4.612cm" svg:y="3.364cm">
          <draw:text-box>
            <text:p text:style-name="P12"><text:span text:style-name="T4">single plate(s)</text:span></text:p>
          </draw:text-box>
        </draw:frame>
        <draw:frame draw:style-name="gr33" draw:text-style-name="P12" draw:layer="layout" svg:width="4.277cm" svg:height="0.726cm" svg:x="13.072cm" svg:y="3.34cm">
          <draw:text-box>
            <text:p text:style-name="P12"><text:span text:style-name="T4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6.37cm" svg:height="0.645cm" svg:x="7.815cm" svg:y="8.346cm">
          <draw:text-box>
            <text:p text:style-name="P6"><text:span text:style-name="T1">add metadata via </text:span><text:span text:style-name="T2">include_metadata()</text:span></text:p>
          </draw:text-box>
        </draw:frame>
        <draw:connector draw:style-name="gr35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35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3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3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3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3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33" draw:text-style-name="P12" draw:layer="layout" svg:width="6.043cm" svg:height="0.726cm" draw:transform="rotate (1.5707963267949) translate (1.464cm 11.23cm)">
          <draw:text-box>
            <text:p text:style-name="P12"><text:span text:style-name="T4">Initial compilation of data </text:span></text:p>
          </draw:text-box>
        </draw:frame>
        <draw:custom-shape draw:style-name="gr36" draw:text-style-name="P1" xml:id="id18" draw:id="id18" draw:layer="layout" svg:width="14.353cm" svg:height="2.363cm" svg:x="3.74cm" svg:y="13.495cm">
          <draw:glue-point draw:id="4" svg:x="-4.823cm" svg:y="5.074cm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5" draw:layer="layout" svg:width="14.111cm" svg:height="0.725cm" svg:x="3.493cm" svg:y="13.587cm">
          <draw:text-box>
            <text:p text:style-name="P15"><text:span text:style-name="T11">Data container compiled according to the interest and need of the user</text:span></text:p>
          </draw:text-box>
        </draw:frame>
        <draw:connector draw:style-name="gr38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9" draw:text-style-name="P1" xml:id="id25" draw:id="id25" draw:layer="layout" svg:width="4.695cm" svg:height="2.046cm" svg:x="14.622cm" svg:y="2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6" draw:layer="layout" svg:width="5cm" svg:height="2.173cm" svg:x="14.76cm" svg:y="21.063cm">
          <draw:text-box>
            <text:p text:style-name="P16"><text:span text:style-name="T12">Output as opm YAML</text:span><text:span text:style-name="T12"><text:line-break/></text:span><text:span text:style-name="T12">via</text:span> <text:line-break/>to_yaml()</text:p>
            <text:p text:style-name="P16">batch_opm_to_yaml()</text:p>
          </draw:text-box>
        </draw:frame>
        <draw:custom-shape draw:style-name="gr41" draw:text-style-name="P1" xml:id="id20" draw:id="id20" draw:layer="layout" svg:width="4.974cm" svg:height="3.21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5.534cm" svg:height="3.121cm" svg:x="14.555cm" svg:y="17.055cm">
          <draw:text-box>
            <text:p text:style-name="P16"><text:span text:style-name="T13">Metadata management </text:span><text:span text:style-name="T13"><text:line-break/></text:span><text:span text:style-name="T13">via</text:span></text:p>
            <text:p text:style-name="P16"><text:span text:style-name="T4">metadata()&lt;-</text:span></text:p>
            <text:p text:style-name="P16"><text:span text:style-name="T4">include_metadata()</text:span></text:p>
            <text:p text:style-name="P16"><text:span text:style-name="T4">map_metadata()</text:span></text:p>
            <text:p text:style-name="P16"><text:span text:style-name="T4">metadata_chars()</text:span></text:p>
          </draw:text-box>
        </draw:frame>
        <draw:custom-shape draw:style-name="gr41" draw:text-style-name="P1" xml:id="id19" draw:id="id19" draw:layer="layout" svg:width="4.056cm" svg:height="3.668cm" svg:x="2.487cm" svg:y="21.338cm">
          <draw:glue-point draw:id="4" svg:x="-2.472cm" svg:y="-5.002cm"/>
          <draw:glue-point draw:id="5" svg:x="3.279cm" svg:y="-5.002cm"/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4.409cm" svg:height="3.595cm" svg:x="2.549cm" svg:y="21.345cm">
          <draw:text-box>
            <text:p text:style-name="P16"><text:span text:style-name="T12">Customized plots </text:span><text:span text:style-name="T12"><text:line-break/></text:span><text:span text:style-name="T12">via</text:span> <text:line-break/>level_plot()</text:p>
            <text:p text:style-name="P16">xy_plot()</text:p>
            <text:p text:style-name="P16">ci_plot()</text:p>
            <text:p text:style-name="P16">heat_map()*</text:p>
            <text:p text:style-name="P16">radial_plot()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3" draw:id="id23" draw:layer="layout" svg:width="3.9cm" svg:height="3.305cm" svg:x="8.967cm" svg:y="17.063cm">
          <draw:glue-point draw:id="4" svg:x="-3.938cm" svg:y="5.001cm"/>
          <text:p/>
          <draw:enhanced-geometry svg:viewBox="0 0 21600 21600" draw:type="rectangle" draw:enhanced-path="M 0 0 L 21600 0 21600 21600 0 21600 0 0 Z N"/>
        </draw:custom-shape>
        <draw:frame draw:style-name="gr44" draw:text-style-name="P16" draw:layer="layout" svg:width="4.163cm" svg:height="3.191cm" svg:x="9.084cm" svg:y="17.131cm">
          <draw:text-box>
            <text:p text:style-name="P16"><text:span text:style-name="T13">Quering and </text:span><text:span text:style-name="T13"><text:line-break/></text:span><text:span text:style-name="T13">subsetting via</text:span></text:p>
            <text:p text:style-name="P16"><text:span text:style-name="T4">extract(), subset()</text:span></text:p>
            <text:p text:style-name="P16"><text:span text:style-name="T4">[ ]</text:span></text:p>
            <text:p text:style-name="P16"><text:span text:style-name="T4">%k%, %q%, </text:span><text:span text:style-name="T4"><text:line-break/></text:span><text:span text:style-name="T4">%K%, %Q%</text:span></text:p>
          </draw:text-box>
        </draw:frame>
        <draw:custom-shape draw:style-name="gr41" draw:text-style-name="P1" xml:id="id21" draw:id="id21" draw:layer="layout" svg:width="3.385cm" svg:height="3.175cm" svg:x="9.224cm" svg:y="21.374cm">
          <text:p/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4.178cm" svg:height="2.669cm" svg:x="9.099cm" svg:y="21.589cm">
          <draw:text-box>
            <text:p text:style-name="P16"><text:span text:style-name="T13">Conversion via</text:span></text:p>
            <text:p text:style-name="P16"><text:span text:style-name="T4">flatten()</text:span></text:p>
            <text:p text:style-name="P16"><text:span text:style-name="T4">extract()</text:span></text:p>
            <text:p text:style-name="P16"><text:span text:style-name="T4">discrete()</text:span></text:p>
            <text:p text:style-name="P16"><text:span text:style-name="T4">phylo_data()</text:span></text:p>
          </draw:text-box>
        </draw:frame>
        <draw:frame draw:style-name="gr46" draw:text-style-name="P10" draw:layer="layout" svg:width="7.62cm" svg:height="0.877cm" svg:x="6.819cm" svg:y="25.352cm">
          <draw:text-box>
            <text:p text:style-name="P10"><text:span text:style-name="T4">Independent exploration by the user</text:span></text:p>
          </draw:text-box>
        </draw:frame>
        <draw:connector draw:style-name="gr47" draw:text-style-name="P1" draw:layer="layout" draw:line-skew="-2.755cm" svg:x1="3.994cm" svg:y1="15.858cm" svg:x2="4.515cm" svg:y2="21.338cm" draw:start-shape="id18" draw:start-glue-point="4" draw:end-shape="id19" svg:d="m3994 15858v-3h521v5483" svg:viewBox="0 0 522 5484">
          <text:p/>
        </draw:connector>
        <draw:connector draw:style-name="gr48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47" draw:text-style-name="P1" draw:layer="layout" svg:x1="13.277cm" svg:y1="15.858cm" svg:x2="12.609cm" svg:y2="22.961cm" draw:start-shape="id18" draw:start-glue-point="6" draw:end-shape="id21" draw:end-glue-point="1" svg:d="m13277 15858v7103h-668" svg:viewBox="0 0 669 7104">
          <text:p/>
        </draw:connector>
        <draw:custom-shape draw:style-name="gr49" draw:text-style-name="P1" draw:layer="layout" svg:width="14.358cm" svg:height="0.883cm" svg:x="3.74cm" svg:y="1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7" draw:layer="layout" svg:width="13.91cm" svg:height="0.641cm" svg:x="3.758cm" svg:y="15.17cm">
          <draw:text-box>
            <text:p text:style-name="P17"><text:span text:style-name="T11">Single to many plates with raw kinetic, and optionally aggregated and discretized data</text:span></text:p>
          </draw:text-box>
        </draw:frame>
        <draw:frame draw:style-name="gr51" draw:text-style-name="P18" draw:layer="layout" svg:width="8.389cm" svg:height="0.882cm" svg:x="6.384cm" svg:y="14.304cm">
          <draw:text-box>
            <text:p text:style-name="P18">OPM, OPMA, OPMD, or OPMS</text:p>
          </draw:text-box>
        </draw:frame>
        <draw:custom-shape draw:style-name="gr41" draw:text-style-name="P1" xml:id="id22" draw:id="id22" draw:layer="layout" svg:width="2.729cm" svg:height="3.334cm" svg:x="4.93cm" svg:y="17.039cm">
          <text:p/>
          <draw:enhanced-geometry svg:viewBox="0 0 21600 21600" draw:type="rectangle" draw:enhanced-path="M 0 0 L 21600 0 21600 21600 0 21600 0 0 Z N"/>
        </draw:custom-shape>
        <draw:frame draw:style-name="gr52" draw:text-style-name="P16" draw:layer="layout" svg:width="3.165cm" svg:height="2.71cm" svg:x="4.878cm" svg:y="17.293cm">
          <draw:text-box>
            <text:p text:style-name="P16"><text:span text:style-name="T13">Multiple comparison</text:span><text:span text:style-name="T13"><text:line-break/></text:span><text:span text:style-name="T13">of means </text:span><text:span text:style-name="T13"><text:line-break/></text:span><text:span text:style-name="T13">via</text:span></text:p>
            <text:p text:style-name="P16"><text:span text:style-name="T4">opm_mcp()</text:span></text:p>
          </draw:text-box>
        </draw:frame>
        <draw:connector draw:style-name="gr47" draw:text-style-name="P1" draw:layer="layout" draw:type="lines" svg:x1="6.303cm" svg:y1="15.85cm" svg:x2="6.294cm" svg:y2="17.039cm" draw:start-shape="id18" draw:start-glue-point="5" draw:end-shape="id22" draw:end-glue-point="0" svg:d="m6303 15850v532l-9 156v501" svg:viewBox="0 0 10 1190">
          <text:p/>
        </draw:connector>
        <draw:connector draw:style-name="gr47" draw:text-style-name="P1" draw:layer="layout" draw:line-skew="0.683cm" svg:x1="8.967cm" svg:y1="18.715cm" svg:x2="7.659cm" svg:y2="18.706cm" draw:start-shape="id23" draw:start-glue-point="3" draw:end-shape="id22" draw:end-glue-point="1" svg:d="m8967 18715h29v-9h-1337" svg:viewBox="0 0 1338 10">
          <text:p/>
        </draw:connector>
        <draw:frame draw:style-name="gr33" draw:text-style-name="P12" draw:layer="layout" svg:width="11.292cm" svg:height="0.726cm" draw:transform="rotate (1.5707963267949) translate (1.464cm 25.682cm)">
          <draw:text-box>
            <text:p text:style-name="P12"><text:span text:style-name="T4">Data analysis and management</text:span></text:p>
          </draw:text-box>
        </draw:frame>
        <draw:connector draw:style-name="gr47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47" draw:text-style-name="P1" draw:layer="layout" draw:type="line" svg:x1="10.917cm" svg:y1="20.368cm" svg:x2="10.916cm" svg:y2="21.374cm" draw:start-shape="id23" draw:end-shape="id21" draw:end-glue-point="0" svg:d="m10917 20368-1 1006" svg:viewBox="0 0 2 1007">
          <text:p/>
        </draw:connector>
        <draw:connector draw:style-name="gr47" draw:text-style-name="P1" draw:layer="layout" draw:type="line" svg:x1="10.916cm" svg:y1="24.549cm" svg:x2="10.916cm" svg:y2="25.347cm" draw:start-shape="id21" draw:start-glue-point="2" draw:end-shape="id24" draw:end-glue-point="4" svg:d="m10916 24549v798" svg:viewBox="0 0 1 799">
          <text:p/>
        </draw:connector>
        <draw:frame draw:style-name="gr33" draw:text-style-name="P19" draw:layer="layout" svg:width="10.029cm" svg:height="0.726cm" svg:x="2.365cm" svg:y="26.693cm">
          <draw:text-box>
            <text:p text:style-name="P19">* Not applicable to OPM, OPMA, and OPMD objects</text:p>
          </draw:text-box>
        </draw:frame>
        <draw:connector draw:style-name="gr47" draw:text-style-name="P1" draw:layer="layout" svg:x1="13.974cm" svg:y1="15.858cm" svg:x2="14.622cm" svg:y2="22.166cm" draw:start-shape="id18" draw:start-glue-point="8" draw:end-shape="id25" draw:end-glue-point="3" svg:d="m13974 15858v6308h648" svg:viewBox="0 0 649 6309">
          <text:p/>
        </draw:connector>
        <draw:connector draw:style-name="gr47" draw:text-style-name="P1" draw:layer="layout" draw:line-skew="-0.174cm 1.627cm -0.143cm" svg:x1="9.382cm" svg:y1="20.367cm" svg:x2="5.844cm" svg:y2="21.338cm" draw:start-shape="id23" draw:start-glue-point="4" draw:end-shape="id19" draw:end-glue-point="5" svg:d="m9382 20367v327 0 0h-3538v644" svg:viewBox="0 0 3539 9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3-31T13:26:31.09</dc:date>
    <dc:creator>Johannes Sikorski</dc:creator>
    <meta:editing-duration>PT4H49M14S</meta:editing-duration>
    <meta:editing-cycles>47</meta:editing-cycles>
    <meta:generator>LibreOffice/3.6$Windows_x86 LibreOffice_project/5b93205-6e6b3fc-7830f6d-c08ad66-1d9bf4</meta:generator>
    <meta:document-statistic meta:object-count="102"/>
  </office:meta>
</office:document-meta>
</file>